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Aptos" fo:font-size="12pt" officeooo:rsid="000955b7" officeooo:paragraph-rsid="000955b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16" style:family="paragraph" style:parent-style-name="Standard">
      <style:text-properties officeooo:rsid="000b5107" officeooo:paragraph-rsid="000b5107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19500c" officeooo:paragraph-rsid="0019500c"/>
    </style:style>
    <style:style style:name="P23" style:family="paragraph" style:parent-style-name="Standard">
      <style:text-properties officeooo:rsid="0019500c" officeooo:paragraph-rsid="0019500c"/>
    </style:style>
    <style:style style:name="P24" style:family="paragraph" style:parent-style-name="List_20_Paragraph">
      <style:paragraph-properties fo:margin-left="0.5in" fo:margin-right="0in" fo:text-indent="0in" style:auto-text-indent="false"/>
      <style:text-properties officeooo:paragraph-rsid="0009a215"/>
    </style:style>
    <style:style style:name="P25" style:family="paragraph" style:parent-style-name="Standard">
      <style:text-properties officeooo:rsid="001bcf1f" officeooo:paragraph-rsid="001bcf1f"/>
    </style:style>
    <style:style style:name="P26" style:family="paragraph" style:parent-style-name="Standard">
      <style:text-properties officeooo:rsid="001e54ef" officeooo:paragraph-rsid="001e54ef"/>
    </style:style>
    <style:style style:name="P27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3">
      <style:text-properties officeooo:paragraph-rsid="000a044a"/>
    </style:style>
    <style:style style:name="P33" style:family="paragraph" style:parent-style-name="List_20_Paragraph" style:list-style-name="L1">
      <style:paragraph-properties fo:margin-top="0in" fo:margin-bottom="0.111in" style:contextual-spacing="true"/>
      <style:text-properties officeooo:rsid="0019500c" officeooo:paragraph-rsid="0019500c"/>
    </style:style>
    <style:style style:name="T1" style:family="text">
      <style:text-properties officeooo:rsid="000a044a"/>
    </style:style>
    <style:style style:name="T2" style:family="text">
      <style:text-properties officeooo:rsid="0019500c"/>
    </style:style>
    <style:style style:name="T3" style:family="text">
      <style:text-properties officeooo:rsid="001b10a9"/>
    </style:style>
    <style:style style:name="T4" style:family="text">
      <style:text-properties officeooo:rsid="001bcf1f"/>
    </style:style>
    <style:style style:name="T5" style:family="text">
      <style:text-properties officeooo:rsid="001e54e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Elektrotehnički fakultet u Beogradu</text:p>
      <text:p text:style-name="P8">SI3PSI Principi Softverskog Inženjerstva</text:p>
      <text:p text:style-name="P8"/>
      <text:p text:style-name="P8">Projekat Elektronski Dnevnik</text:p>
      <text:p text:style-name="P8"/>
      <text:p text:style-name="P9"/>
      <text:p text:style-name="P9">Specifikacija scenarija upotrebe funkcionalnosti</text:p>
      <text:p text:style-name="P9">registracija korisnika</text:p>
      <text:p text:style-name="P8"/>
      <text:p text:style-name="P8">Verzija 1.0</text:p>
      <text:p text:style-name="P7"/>
      <text:p text:style-name="P5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Datum</text:p>
          </table:table-cell>
          <table:table-cell table:style-name="Table1.A1" office:value-type="string">
            <text:p text:style-name="P17">Verzija</text:p>
          </table:table-cell>
          <table:table-cell table:style-name="Table1.A1" office:value-type="string">
            <text:p text:style-name="P17">Kratak opis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2">
          <table:table-cell table:style-name="Table1.A1" office:value-type="string">
            <text:p text:style-name="P17">15.4.2026.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8">Inicijalna verzija</text:p>
          </table:table-cell>
          <table:table-cell table:style-name="Table1.A1" office:value-type="string">
            <text:p text:style-name="P13">Vuk Dolijanović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P15"><text:tab/></text:p>
      <text:p text:style-name="P10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adržaj</text:p>
          </text:index-title>
          <text:p text:style-name="P27"><text:a xlink:type="simple" xlink:href="#__RefHeading___Toc4177_667440125" text:style-name="Index_20_Link" text:visited-style-name="Index_20_Link">1. Uvod<text:tab/>4</text:a></text:p>
          <text:p text:style-name="P28"><text:a xlink:type="simple" xlink:href="#__RefHeading___Toc4179_667440125" text:style-name="Index_20_Link" text:visited-style-name="Index_20_Link">1.1 Rezime<text:tab/>4</text:a></text:p>
          <text:p text:style-name="P28"><text:a xlink:type="simple" xlink:href="#__RefHeading___Toc4181_667440125" text:style-name="Index_20_Link" text:visited-style-name="Index_20_Link">1.2 Namena dokumenta i ciljne grupe<text:tab/>4</text:a></text:p>
          <text:p text:style-name="P28"><text:a xlink:type="simple" xlink:href="#__RefHeading___Toc4183_667440125" text:style-name="Index_20_Link" text:visited-style-name="Index_20_Link">1.3 Reference<text:tab/>4</text:a></text:p>
          <text:p text:style-name="P28"><text:a xlink:type="simple" xlink:href="#__RefHeading___Toc4185_667440125" text:style-name="Index_20_Link" text:visited-style-name="Index_20_Link">1.4 Otvorena pitanja<text:tab/>4</text:a></text:p>
          <text:p text:style-name="P27"><text:a xlink:type="simple" xlink:href="#__RefHeading___Toc4187_667440125" text:style-name="Index_20_Link" text:visited-style-name="Index_20_Link">2. Scenario registracije korisnika<text:tab/>4</text:a></text:p>
          <text:p text:style-name="P28"><text:a xlink:type="simple" xlink:href="#__RefHeading___Toc4189_667440125" text:style-name="Index_20_Link" text:visited-style-name="Index_20_Link">2.1 Kratak opis<text:tab/>4</text:a></text:p>
          <text:p text:style-name="P28"><text:a xlink:type="simple" xlink:href="#__RefHeading___Toc4191_667440125" text:style-name="Index_20_Link" text:visited-style-name="Index_20_Link">2.2 Tok događaja<text:tab/>4</text:a></text:p>
          <text:p text:style-name="P29"><text:a xlink:type="simple" xlink:href="#__RefHeading___Toc4193_667440125" text:style-name="Index_20_Link" text:visited-style-name="Index_20_Link">2.2.1 <text:s/>Zaključivanje ocene<text:tab/>4</text:a></text:p>
          <text:p text:style-name="P28"><text:a xlink:type="simple" xlink:href="#__RefHeading___Toc4197_667440125" text:style-name="Index_20_Link" text:visited-style-name="Index_20_Link">2.3 Posebni zahtevi<text:tab/>5</text:a></text:p>
          <text:p text:style-name="P28"><text:a xlink:type="simple" xlink:href="#__RefHeading___Toc4199_667440125" text:style-name="Index_20_Link" text:visited-style-name="Index_20_Link">2.4 <text:s/>Preduslovi<text:tab/>5</text:a></text:p>
          <text:p text:style-name="P28"><text:a xlink:type="simple" xlink:href="#__RefHeading___Toc4201_667440125" text:style-name="Index_20_Link" text:visited-style-name="Index_20_Link">2.5 Posledice<text:tab/>5</text:a></text:p>
        </text:index-body>
      </text:table-of-content>
      <text:p text:style-name="P15"/>
      <text:p text:style-name="P10"/>
      <text:h text:style-name="P31" text:outline-level="1"><text:bookmark-start text:name="_Toc227175560"/><text:bookmark-start text:name="__RefHeading___Toc4177_667440125"/>Uvod<text:bookmark-end text:name="_Toc227175560"/><text:bookmark-end text:name="__RefHeading___Toc4177_667440125"/></text:h>
      <text:h text:style-name="Heading_20_2" text:outline-level="2"><text:bookmark-start text:name="_Toc227175561"/><text:bookmark-start text:name="__RefHeading___Toc4179_667440125"/>Rezime<text:bookmark-end text:name="_Toc227175561"/><text:bookmark-end text:name="__RefHeading___Toc4179_667440125"/></text:h>
      <text:p text:style-name="Standard">Definisanje scenarija upotrebe pri <text:span text:style-name="T5">zakljucivanju</text:span><text:span text:style-name="T2"> ocena.</text:span></text:p>
      <text:h text:style-name="Heading_20_2" text:outline-level="2"><text:bookmark-start text:name="_Toc227175562"/><text:bookmark-start text:name="__RefHeading___Toc4181_667440125"/>Namena dokumenta i ciljne grupe<text:bookmark-end text:name="_Toc227175562"/><text:bookmark-end text:name="__RefHeading___Toc4181_667440125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<text:bookmark-start text:name="__RefHeading___Toc4183_667440125"/>Reference<text:bookmark-end text:name="_Toc227175563"/><text:bookmark-end text:name="__RefHeading___Toc4183_667440125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<text:bookmark-start text:name="__RefHeading___Toc4185_667440125"/>Otvorena pitanja<text:bookmark-end text:name="_Toc227175564"/><text:bookmark-end text:name="__RefHeading___Toc4185_667440125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R.Br.</text:p>
          </table:table-cell>
          <table:table-cell table:style-name="Table2.A1" office:value-type="string">
            <text:p text:style-name="P12">Opis</text:p>
          </table:table-cell>
          <table:table-cell table:style-name="Table2.A1" office:value-type="string">
            <text:p text:style-name="P12">Rešenje</text:p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Standard"/>
      <text:h text:style-name="Heading_20_1" text:outline-level="1"><text:bookmark-start text:name="_Toc227175565"/><text:bookmark-start text:name="__RefHeading___Toc4187_667440125"/>Scenario registracije korisnika<text:bookmark-end text:name="_Toc227175565"/><text:bookmark-end text:name="__RefHeading___Toc4187_667440125"/></text:h>
      <text:h text:style-name="Heading_20_2" text:outline-level="2"><text:bookmark-start text:name="_Toc227175566"/><text:bookmark-start text:name="__RefHeading___Toc4189_667440125"/>Kratak opis<text:bookmark-end text:name="_Toc227175566"/><text:bookmark-end text:name="__RefHeading___Toc4189_667440125"/></text:h>
      <text:p text:style-name="P26">Nastavnici mogu, na osnovu ocena, da zaključe ocenu koja je zaslužena za jednog učenika, ili veću, ako učenik ima dovoljno ocena u tom polugodištu. Ako je zaključena ocena veća od zaslužene direktor na svojoj tabli pregleda može to da vidi.</text:p>
      <text:h text:style-name="Heading_20_2" text:outline-level="2"><text:bookmark-start text:name="_Toc227175567"/><text:bookmark-start text:name="__RefHeading___Toc4191_667440125"/>Tok događaja<text:bookmark-end text:name="_Toc227175567"/><text:bookmark-end text:name="__RefHeading___Toc4191_667440125"/></text:h>
      <text:h text:style-name="P32" text:outline-level="3"><text:bookmark-start text:name="__RefHeading___Toc4193_667440125"/><text:span text:style-name="T1"><text:s/></text:span><text:span text:style-name="T5">Zaključivanje</text:span><text:span text:style-name="T2"> ocene </text:span><text:bookmark-end text:name="__RefHeading___Toc4193_667440125"/></text:h>
      <text:list xml:id="list2804552155" text:style-name="L1">
        <text:list-item>
          <text:p text:style-name="P33">Nastavnik bira učenika kome želi da <text:span text:style-name="T5">zaključi</text:span> ocenu i izražava želju da mu upiše ocenu</text:p>
        </text:list-item>
        <text:list-item>
          <text:p text:style-name="P33">Nastavnik bira predmet iz kojeg želi da mu <text:span text:style-name="T5">zaključi</text:span> ocenu, brojčanu vrednost ocene,kao i tekstualni opis (zašto je ocena data), kao i datum kada je ocena data</text:p>
        </text:list-item>
        <text:list-item>
          <text:p text:style-name="P33"><text:soft-page-break/>Sistem proverava podatke</text:p>
        </text:list-item>
        <text:list-item>
          <text:p text:style-name="P33">Nastavnik potvrđuje upisivanju</text:p>
        </text:list-item>
        <text:list-item>
          <text:p text:style-name="P33">Ocena je uspešno upisana</text:p>
        </text:list-item>
      </text:list>
      <text:p text:style-name="P24"/>
      <text:p text:style-name="P22"><text:tab/>Alternativni tokovi:<text:line-break/><text:tab/>3a Datum je neradni </text:p>
      <text:p text:style-name="P22"><text:tab/><text:tab/>.1 Nastavnik se obaveštava <text:span text:style-name="T3">da je datum neradni</text:span></text:p>
      <text:p text:style-name="P22"><text:tab/><text:tab/>.2 Vraćamo se na korak 2</text:p>
      <text:p text:style-name="P4"/>
      <text:p text:style-name="P4"/>
      <text:h text:style-name="Heading_20_2" text:outline-level="2"><text:bookmark-start text:name="_Toc227175571"/><text:bookmark-start text:name="__RefHeading___Toc4197_667440125"/>Posebni zahtevi<text:bookmark-end text:name="_Toc227175571"/><text:bookmark-end text:name="__RefHeading___Toc4197_667440125"/></text:h>
      <text:p text:style-name="P16">Nema posebnih zahteva</text:p>
      <text:h text:style-name="Heading_20_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P16">Korisnik mora biti ulogovan i da ima ulogu <text:span text:style-name="T2">nastavnika.</text:span></text:p>
      <text:p text:style-name="P23">Direktor mora da je dao nastavniku predmete koje predaje, kao i odeljenja kojima predaje i samim tim i učenike u njima.</text:p>
      <text:p text:style-name="P25">Deo sistema zadužen za praćenje neradnih dana mora da radi (eksterni API mora biti dostupan).</text:p>
      <text:p text:style-name="P23"/>
      <text:h text:style-name="Heading_20_2" text:outline-level="2"><text:bookmark-start text:name="_Toc227175573"/><text:bookmark-start text:name="__RefHeading___Toc4201_667440125"/>Posledice<text:bookmark-end text:name="_Toc227175573"/><text:bookmark-end text:name="__RefHeading___Toc4201_667440125"/></text:h>
      <text:p text:style-name="P16">Podaci o <text:span text:style-name="T4">ocenama za učenika se ažuriraju u baz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rektori</text:p>
        <text:p text:style-name="Header"/>
      </style:header>
      <style:footer>
        <text:p text:style-name="MP2"><text:page-number text:select-page="current">5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13</meta:editing-cycles>
    <meta:creation-date>2026-04-14T20:58:00</meta:creation-date>
    <dc:date>2026-04-16T03:02:34.730588295</dc:date>
    <meta:editing-duration>PT1H18M40S</meta:editing-duration>
    <meta:generator>LibreOffice/7.3.7.2$Linux_X86_64 LibreOffice_project/30$Build-2</meta:generator>
    <meta:document-statistic meta:table-count="2" meta:image-count="0" meta:object-count="0" meta:page-count="5" meta:paragraph-count="64" meta:word-count="331" meta:character-count="2069" meta:non-whitespace-character-count="1804"/>
    <meta:user-defined meta:name="AppVersion">16.0000</meta:user-defined>
    <meta:template xlink:type="simple" xlink:actuate="onRequest" xlink:title="Normal.dotm" xlink:href=""/>
  </office:meta>
</office:document-meta>
</file>